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0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T6" style:family="text">
      <style:text-properties officeooo:rsid="0040a62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2"/>
      <text:p text:style-name="P10"/>
      <text:p text:style-name="P11"/>
      <text:p text:style-name="P12">Teatro Nacional Cervantes</text:p>
      <text:p text:style-name="P13">Recepciones finalizadas <text:span text:style-name="T5">(Por Alta, Consumo o Transferencia)</text:span></text:p>
      <text:p text:style-name="P5"/>
      <text:p text:style-name="P8">
        <text:span text:style-name="T1">Fecha</text:span>
        <text:span text:style-name="T2">: 26/05/2015 18:37</text:span>
      </text:p>
      <text:p text:style-name="P9"/>
      <text:p text:style-name="P7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7">Numero</text:p>
          </table:table-cell>
          <table:table-cell table:style-name="TABLA_5f_RECEPCIONES.A1" office:value-type="string">
            <text:p text:style-name="P17">Fecha</text:p>
          </table:table-cell>
          <table:table-cell table:style-name="TABLA_5f_RECEPCIONES.A1" office:value-type="string">
            <text:p text:style-name="P18">Tipo de documento</text:p>
          </table:table-cell>
          <table:table-cell table:style-name="TABLA_5f_RECEPCIONES.D1" office:value-type="string">
            <text:p text:style-name="P17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6">4</text:p>
          </table:table-cell>
          <table:table-cell table:style-name="TABLA_5f_RECEPCIONES.B2" office:value-type="string">
            <text:p text:style-name="P16">26/05/2015 18:37</text:p>
          </table:table-cell>
          <table:table-cell table:style-name="TABLA_5f_RECEPCIONES.C2" office:value-type="string">
            <text:p text:style-name="P16">factura</text:p>
          </table:table-cell>
          <table:table-cell table:style-name="TABLA_5f_RECEPCIONES.D2" office:value-type="string">
            <text:p text:style-name="P16">3333-33333333</text:p>
          </table:table-cell>
        </table:table-row>
      </table:table>
      <text:p text:style-name="P4"/>
      <text:p text:style-name="P3"/>
      <text:p text:style-name="P3"/>
      <text:p text:style-name="P6">
        <text:tab/>
        <text:tab/>
        <text:tab/>
        <text:tab/>
        <text:tab/>
        <text:tab/>
        <text:tab/>
        <text:tab/>
        <text:tab/>
        <text:tab/>
        <text:tab/>
        <text:span text:style-name="T3">Recibe:</text:span>
        <text:span text:style-name="T4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7:58:08.982253776</dc:date>
    <meta:generator>LibreOffice/4.2.8.2$Linux_x86 LibreOffice_project/420m0$Build-2</meta:generator>
    <meta:editing-duration>PT20H41M16S</meta:editing-duration>
    <meta:editing-cycles>37</meta:editing-cycles>
    <meta:document-statistic meta:table-count="1" meta:image-count="1" meta:object-count="0" meta:page-count="1" meta:paragraph-count="12" meta:word-count="25" meta:character-count="259" meta:non-whitespace-character-count="233"/>
  </office:meta>
</office:document-meta>
</file>